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rsid="00437cf6" officeooo:paragraph-rsid="00437cf6" style:font-size-asian="12pt" style:font-size-complex="12pt"/>
    </style:style>
    <style:style style:name="T1" style:family="text">
      <style:text-properties officeooo:rsid="003c2e31"/>
    </style:style>
    <style:style style:name="T2" style:family="text">
      <style:text-properties officeooo:rsid="003f4345"/>
    </style:style>
    <style:style style:name="T3" style:family="text">
      <style:text-properties officeooo:rsid="00403fb0"/>
    </style:style>
    <style:style style:name="T4" style:family="text">
      <style:text-properties officeooo:rsid="0041f53d"/>
    </style:style>
    <style:style style:name="T5" style:family="text">
      <style:text-properties officeooo:rsid="00437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a) </text:p>
      <text:p text:style-name="P1"><text:tab/></text:p>
      <text:p text:style-name="P1">C regnes i dag som et lavtnivå-programmeringsspråk som er kjent for sin hastighet og minnehåndtering. Språket blir mye brukt i: </text:p>
      <text:p text:style-name="P1"/>
      <text:p text:style-name="P1">- Integrerte Systemer: </text:p>
      <text:p text:style-name="P1"><text:tab/>fordi <text:s/>den utfører optimaliserte maskininstrusksjoner med lite <text:tab/>overhead (i motsetning høynivåspråk som krever flere og <text:tab/>større biblioteker). </text:p>
      <text:p text:style-name="P1"/>
      <text:p text:style-name="P1">- Utviklingen av Operativsystemer: </text:p>
      <text:p text:style-name="P1"><text:tab/>historisk så er språket et av de første som kunne kjøres <text:span text:style-name="T1">av</text:span> <text:tab/>forskjellige CPU-er uavhengig av arkitekturen(portabel).<text:tab/></text:p>
      <text:p text:style-name="P1"/>
      <text:p text:style-name="P1">- Utviklingen av høynivåspråk og kompilatorer:</text:p>
      <text:p text:style-name="P1"><text:tab/>C er, fra et utviklerperspektiv, et enklere alternativ til <text:tab/>assembler-kode. </text:p>
      <text:p text:style-name="P1"><text:tab/>Man har til og med brukt språket i senere tid til å lage enda <text:tab/>enklere varianter/språk. Dette er derfor C regnes som <text:tab/>moderspråket til alle dagens høytnivåspråk. <text:s/></text:p>
      <text:p text:style-name="P1"/>
      <text:p text:style-name="P1"/>
      <text:p text:style-name="P1">1b)</text:p>
      <text:p text:style-name="P1"/>
      <text:p text:style-name="P1">Linux Torvalds står bak utviklingen av Linux kjernen og versjons-kontrollen Git, og filosofien bak «åpen kildekode». I dag er <text:span text:style-name="T5">det </text:span>over 3.5 milliarder datamaskiner <text:span text:style-name="T2">som tar i bruk en type linux-distribusjon </text:span>og Git/Github er den mest brukte <text:span text:style-name="T3">VCS </text:span><text:span text:style-name="T4">blant utviklere</text:span>. <text:s/></text:p>
      <text:p text:style-name="P1"/>
      <text:p text:style-name="P2"/>
      <text:p text:style-name="P1">1c) </text:p>
      <text:p text:style-name="P1"/>
      <text:p text:style-name="P1">For å kjøre en eksekverbar fil på Linux så kan man oppheve operativsystemets restriksjoner ved å skrive ’chmod +x filnavn.exe’. Denne kommandoen gir tillatelse til å kjøre en eksekverbar fil. </text:p>
      <text:p text:style-name="P1"/>
      <text:p text:style-name="P1">Det er også mulig å laste ned programmet Wine og kjøre kommandoen ’wine filnavn.exe’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3T13:49:22.710413619</dc:date>
    <meta:editing-duration>PT9M</meta:editing-duration>
    <meta:editing-cycles>9</meta:editing-cycles>
    <meta:document-statistic meta:table-count="0" meta:image-count="0" meta:object-count="0" meta:page-count="1" meta:paragraph-count="15" meta:word-count="191" meta:character-count="1284" meta:non-whitespace-character-count="1082"/>
  </office:meta>
</office:document-meta>
</file>